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string" table:style-name="ce5">
            <text:p>Вес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2]" table:style-name="ce1">
            <text:p>1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35" table:style-name="ce10">
            <text:p>135</text:p>
          </table:table-cell>
          <table:table-cell table:style-name="ce1"/>
          <table:table-cell office:value-type="float" office:value="135" table:formula="of:=[.E4]" table:style-name="ce1">
            <text:p>13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00" table:style-name="ce10">
            <text:p>700</text:p>
          </table:table-cell>
          <table:table-cell table:style-name="ce1"/>
          <table:table-cell office:value-type="float" office:value="700" table:formula="of:=[.E5]" table:style-name="ce1">
            <text:p>7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75" table:style-name="ce10">
            <text:p>75</text:p>
          </table:table-cell>
          <table:table-cell table:style-name="ce1"/>
          <table:table-cell office:value-type="float" office:value="75" table:formula="of:=[.E7]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9]" table:style-name="ce1">
            <text:p>7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шт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14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19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шт</text:p>
          </table:table-cell>
          <table:table-cell office:value-type="float" office:value="25" table:formula="of:=[.E20]*0.5" table:style-name="ce1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21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22]" table:style-name="ce1">
            <text:p>2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450" table:style-name="ce10">
            <text:p>450</text:p>
          </table:table-cell>
          <table:table-cell table:style-name="ce1"/>
          <table:table-cell office:value-type="float" office:value="450" table:formula="of:=[.E23]" table:style-name="ce1">
            <text:p>4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24]" table:style-name="ce1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25]" table:style-name="ce1">
            <text:p>1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style-name="ce1"/>
          <table:table-cell office:value-type="float" office:value="0" table:formula="of:=[.E2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27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3" table:formula="of:=[.E29]" table:style-name="ce1">
            <text:p>3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2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3]" table:style-name="ce1">
            <text:p>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30" table:style-name="ce10">
            <text:p>230</text:p>
          </table:table-cell>
          <table:table-cell table:style-name="ce1"/>
          <table:table-cell office:value-type="float" office:value="230" table:formula="of:=[.E34]" table:style-name="ce1">
            <text:p>2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25" table:style-name="ce10">
            <text:p>25</text:p>
          </table:table-cell>
          <table:table-cell table:style-name="ce1"/>
          <table:table-cell office:value-type="float" office:value="25" table:formula="of:=[.E35]" table:style-name="ce1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36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7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8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65" table:style-name="ce10">
            <text:p>65</text:p>
          </table:table-cell>
          <table:table-cell table:style-name="ce1"/>
          <table:table-cell office:value-type="float" office:value="65" table:formula="of:=[.E40]" table:style-name="ce1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41]" table:style-name="ce1">
            <text:p>7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3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0">
            <text:p>900</text:p>
          </table:table-cell>
          <table:table-cell table:style-name="ce1"/>
          <table:table-cell office:value-type="float" office:value="900" table:formula="of:=[.E44]" table:style-name="ce1">
            <text:p>9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48]" table:style-name="ce1">
            <text:p>1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9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55" table:style-name="ce10">
            <text:p>55</text:p>
          </table:table-cell>
          <table:table-cell table:style-name="ce1"/>
          <table:table-cell office:value-type="float" office:value="55" table:formula="of:=[.E52]" table:style-name="ce1">
            <text:p>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30" table:style-name="ce16">
            <text:p>30</text:p>
          </table:table-cell>
          <table:table-cell table:style-name="ce1"/>
          <table:table-cell office:value-type="float" office:value="30" table:formula="of:=[.E53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5188" table:formula="of:=SUM([.E2:.E54])" table:style-name="ce16">
            <text:p>5188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7-23T07:55:38Z</dc:date>
    <meta:print-date>2024-07-02T10:41:14Z</meta:print-date>
    <meta:editing-cycles>102</meta:editing-cycles>
    <meta:editing-duration>PT123587S</meta:editing-duration>
  </office:meta>
</office:document-meta>
</file>